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85a2" officeooo:paragraph-rsid="000085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4835428" text:style-name="L1">
        <text:list-item>
          <text:p text:style-name="P1">Logical part not improve </text:p>
        </text:list-item>
        <text:list-item>
          <text:p text:style-name="P1">curd operation problem .</text:p>
        </text:list-item>
        <text:list-item>
          <text:p text:style-name="P1">Curd with api .</text:p>
        </text:list-item>
        <text:list-item>
          <text:p text:style-name="P1">Validation <text:s/></text:p>
        </text:list-item>
        <text:list-item>
          <text:p text:style-name="P1">post api used to serch <text:s/>bar to problem</text:p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2:54:18.814955431</meta:creation-date>
    <dc:date>2022-07-18T12:57:25.350457047</dc:date>
    <meta:editing-duration>PT3M7S</meta:editing-duration>
    <meta:editing-cycles>1</meta:editing-cycles>
    <meta:document-statistic meta:table-count="0" meta:image-count="0" meta:object-count="0" meta:page-count="1" meta:paragraph-count="6" meta:word-count="27" meta:character-count="120" meta:non-whitespace-character-count="100"/>
    <meta:generator>LibreOffice/6.4.7.2$Linux_X86_64 LibreOffice_project/40$Build-2</meta:generator>
  </office:meta>
</office:document-meta>
</file>